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e324" officeooo:paragraph-rsid="0004e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ww.epicuriou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6:24:48.905350563</meta:creation-date>
    <dc:date>2017-09-27T16:25:25.081657491</dc:date>
    <meta:editing-duration>PT3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27" meta:non-whitespace-character-count="27"/>
  </office:meta>
</office:document-meta>
</file>